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style:font-name="Times New Roman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style:font-weight-asian="normal" style:font-weight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style:font-style-asian="normal" style:font-style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text-position="super 58%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ragraph" style:number-wrapped-paragraphs="no-limit" style:shadow="none" style:vertical-pos="middle" style:vertical-rel="baseline" style:wrap="run-throug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Title">Code de l’Environnement – Etude d’incidence sur l’environnement</text:p>
      <text:p text:style-name="UrbanBody"/>
      <text:p text:style-name="UrbanBody">Annexe à l’avis de réception du dossier complet d’une demande de permis</text:p>
      <text:p text:style-name="UrbanBody">d’urbanisme, de permis de lotir et de modification de permis de lotir.</text:p>
      <text:p text:style-name="UrbanBody"/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UrbanBody"/>
      <text:p text:style-name="UrbanBody">Le Bourgmestre,</text:p>
      <text:p text:style-name="UrbanBody"/>
      <text:p text:style-name="UrbanBody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UrbanBody"/>
      <text:p text:style-name="UrbanBody">[[[ Insérer la délibération ici ]]]</text:p>
      <text:p text:style-name="UrbanBody"/>
      <text:p text:style-name="UrbanBody"/>
      <text:p text:style-name="UrbanBody"><text:span text:style-name="T1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8T10:23:57</meta:creation-date>
    <dc:date>2020-12-02T10:20:07.314273114</dc:date>
    <meta:editing-duration>PT1H43M5S</meta:editing-duration>
    <meta:editing-cycles>21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767" meta:non-whitespace-character-count="681"/>
  </office:meta>
</office:document-meta>
</file>